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ucida Sans1" svg:font-family="'Lucida Sans'" style:font-family-generic="swiss"/>
    <style:font-face style:name="Calibri1" svg:font-family="Calibri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font-name="F" fo:font-size="12pt" fo:font-style="normal" style:font-style-asian="normal" style:font-style-complex="normal"/>
    </style:style>
    <style:style style:name="P2" style:family="paragraph">
      <loext:graphic-properties draw:fill="none" draw:fill-color="#ffffff"/>
      <style:text-properties style:font-name="F" fo:font-size="12pt" fo:font-style="normal" style:font-style-asian="normal" style:font-style-complex="normal"/>
    </style:style>
    <style:style style:name="T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4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style:font-name="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gr1" style:family="graphic">
      <style:graphic-properties draw:stroke="dash" draw:stroke-dash="Fine_20_Dashed" svg:stroke-color="#000000" draw:fill="none" draw:fill-color="#ffffff" fo:min-height="1.889in" fo:padding-top="0.0598in" fo:padding-left="0.0598in" style:run-through="foreground" style:wrap="run-through" style:number-wrapped-paragraphs="no-limit" style:vertical-pos="from-top" style:vertical-rel="paragraph" style:horizontal-pos="center" style:horizontal-rel="paragraph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2" svg:width="3.9067in" svg:height="1.9488in" svg:x="1.3929in" svg:y="0.1083in"><draw:text-box><text:p text:style-name="P1"><text:span text:style-name="T1">Krčín z.s.</text:span></text:p><text:p text:style-name="P1"><text:span text:style-name="T2">Vodárenská 1097 </text:span></text:p><text:p text:style-name="P1"><text:span text:style-name="T2">379 01 <text:s/>Třeboň</text:span></text:p><text:p text:style-name="P1"><text:span text:style-name="T2">E-mail: </text:span><text:span text:style-name="T2"><text:a xlink:href="mailto:krcin.spolek@gmail.com" xlink:type="simple">krcin.spolek@gmail.com</text:a></text:span></text:p><text:p text:style-name="P1"><text:span text:style-name="T3"/></text:p><text:p text:style-name="P1"><text:span text:style-name="T4">Spolek pro ochranu přírody, památek, kulturních hodnot a krajinného rázu přírodě blízké krajiny</text:span></text:p><text:p text:style-name="P1"><text:span text:style-name="T2"/></text:p><text:p text:style-name="P1"><text:span text:style-name="T5">IČ: </text:span><text:span text:style-name="T2">09622039</text:span></text:p><text:p text:style-name="P1"><text:span text:style-name="T6">zapsaný ve spolkovém rejstříku, vedeném Krajským soudem v Českých Budějovicích, spisová značka L 8671</text:span></text:p></draw:text-box></draw:frame><draw:frame text:anchor-type="paragraph" draw:z-index="1" draw:name="Shape1_0" draw:style-name="gr1" draw:text-style-name="P2" svg:width="3.9067in" svg:height="1.9488in" svg:x="1.3929in" svg:y="2.0571in"><draw:text-box><text:p text:style-name="P1"><text:span text:style-name="T1">Krčín z.s.</text:span></text:p><text:p text:style-name="P1"><text:span text:style-name="T2">Vodárenská 1097 </text:span></text:p><text:p text:style-name="P1"><text:span text:style-name="T2">379 01 <text:s/>Třeboň</text:span></text:p><text:p text:style-name="P1"><text:span text:style-name="T2">E-mail: </text:span><text:span text:style-name="T2"><text:a xlink:href="mailto:krcin.spolek@gmail.com" xlink:type="simple">krcin.spolek@gmail.com</text:a></text:span></text:p><text:p text:style-name="P1"><text:span text:style-name="T3"/></text:p><text:p text:style-name="P1"><text:span text:style-name="T4">Spolek pro ochranu přírody, památek, kulturních hodnot a krajinného rázu přírodě blízké krajiny</text:span></text:p><text:p text:style-name="P1"><text:span text:style-name="T2"/></text:p><text:p text:style-name="P1"><text:span text:style-name="T5">IČ: </text:span><text:span text:style-name="T2">09622039</text:span></text:p><text:p text:style-name="P1"><text:span text:style-name="T6">zapsaný ve spolkovém rejstříku, vedeném Krajským soudem v Českých Budějovicích, spisová značka L 8671</text:span></text:p></draw:text-box></draw:frame><draw:frame text:anchor-type="paragraph" draw:z-index="2" draw:name="Shape1_1" draw:style-name="gr1" draw:text-style-name="P2" svg:width="3.9067in" svg:height="1.9488in" svg:x="1.3929in" svg:y="4.0055in"><draw:text-box><text:p text:style-name="P1"><text:span text:style-name="T1">Krčín z.s.</text:span></text:p><text:p text:style-name="P1"><text:span text:style-name="T2">Vodárenská 1097 </text:span></text:p><text:p text:style-name="P1"><text:span text:style-name="T2">379 01 <text:s/>Třeboň</text:span></text:p><text:p text:style-name="P1"><text:span text:style-name="T2">E-mail: </text:span><text:span text:style-name="T2"><text:a xlink:href="mailto:krcin.spolek@gmail.com" xlink:type="simple">krcin.spolek@gmail.com</text:a></text:span></text:p><text:p text:style-name="P1"><text:span text:style-name="T3"/></text:p><text:p text:style-name="P1"><text:span text:style-name="T4">Spolek pro ochranu přírody, památek, kulturních hodnot a krajinného rázu přírodě blízké krajiny</text:span></text:p><text:p text:style-name="P1"><text:span text:style-name="T2"/></text:p><text:p text:style-name="P1"><text:span text:style-name="T5">IČ: </text:span><text:span text:style-name="T2">09622039</text:span></text:p><text:p text:style-name="P1"><text:span text:style-name="T6">zapsaný ve spolkovém rejstříku, vedeném Krajským soudem v Českých Budějovicích, spisová značka L 8671</text:span></text:p></draw:text-box></draw:frame><draw:frame text:anchor-type="paragraph" draw:z-index="3" draw:name="Shape1_2" draw:style-name="gr1" draw:text-style-name="P2" svg:width="3.9067in" svg:height="1.9488in" svg:x="1.3929in" svg:y="5.9543in"><draw:text-box><text:p text:style-name="P1"><text:span text:style-name="T1">Krčín z.s.</text:span></text:p><text:p text:style-name="P1"><text:span text:style-name="T2">Vodárenská 1097 </text:span></text:p><text:p text:style-name="P1"><text:span text:style-name="T2">379 01 <text:s/>Třeboň</text:span></text:p><text:p text:style-name="P1"><text:span text:style-name="T2">E-mail: </text:span><text:span text:style-name="T2"><text:a xlink:href="mailto:krcin.spolek@gmail.com" xlink:type="simple">krcin.spolek@gmail.com</text:a></text:span></text:p><text:p text:style-name="P1"><text:span text:style-name="T3"/></text:p><text:p text:style-name="P1"><text:span text:style-name="T4">Spolek pro ochranu přírody, památek, kulturních hodnot </text:span><text:span text:style-name="T4">a krajinného rázu přírodě blízké krajiny</text:span></text:p><text:p text:style-name="P1"><text:span text:style-name="T2"/></text:p><text:p text:style-name="P1"><text:span text:style-name="T5">IČ: </text:span><text:span text:style-name="T2">09622039</text:span></text:p><text:p text:style-name="P1"><text:span text:style-name="T6">zapsaný ve spolkovém rejstříku, vedeném Krajským soudem </text:span><text:span text:style-name="T6">v Českých Budějovicích, spisová značka L 8671</text:span></text:p></draw:text-box></draw:frame><draw:frame text:anchor-type="paragraph" draw:z-index="4" draw:name="Shape1_3" draw:style-name="gr1" draw:text-style-name="P2" svg:width="3.9067in" svg:height="1.9488in" svg:x="1.3929in" svg:y="7.9028in"><draw:text-box><text:p text:style-name="P1"><text:span text:style-name="T1">Krčín z.s.</text:span></text:p><text:p text:style-name="P1"><text:span text:style-name="T2">Vodárenská 1097 </text:span></text:p><text:p text:style-name="P1"><text:span text:style-name="T2">379 01 <text:s/>Třeboň</text:span></text:p><text:p text:style-name="P1"><text:span text:style-name="T2">E-mail: </text:span><text:span text:style-name="T2"><text:a xlink:href="mailto:krcin.spolek@gmail.com" xlink:type="simple">krcin.spolek@gmail.com</text:a></text:span></text:p><text:p text:style-name="P1"><text:span text:style-name="T3"/></text:p><text:p text:style-name="P1"><text:span text:style-name="T4">Spolek pro ochranu přírody, památek, kulturních hodnot a krajinného rázu přírodě blízké krajiny</text:span></text:p><text:p text:style-name="P1"><text:span text:style-name="T2"/></text:p><text:p text:style-name="P1"><text:span text:style-name="T5">IČ: </text:span><text:span text:style-name="T2">09622039</text:span></text:p><text:p text:style-name="P1"><text:span text:style-name="T6">zapsaný ve spolkovém rejstříku, vedeném Krajským soudem v Českých Budějovicích, spisová značka L 8671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ucida Sans1" svg:font-family="'Lucida Sans'" style:font-family-generic="swiss"/>
    <style:font-face style:name="Calibri1" svg:font-family="Calibri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rka Liska</meta:initial-creator>
    <meta:creation-date>2020-12-06T21:49:42.887409333</meta:creation-date>
    <dc:date>2020-12-06T22:18:34.420930808</dc:date>
    <dc:creator>Jirka Liska</dc:creator>
    <meta:editing-duration>PT18M39S</meta:editing-duration>
    <meta:editing-cycles>4</meta:editing-cycles>
    <meta:generator>LibreOffice/7.0.2.2$Linux_X86_64 LibreOffice_project/00$Build-2</meta:generator>
    <meta:printed-by>Jirka Liska</meta:printed-by>
    <meta:print-date>2020-12-06T22:18:32.834525194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